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3cm" fo:margin-right="0cm" fo:line-height="115%" fo:text-align="end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-0.3cm" fo:margin-right="0cm" fo:line-height="115%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-0.3cm" fo:margin-right="0cm" fo:line-height="115%" fo:text-indent="0cm" style:auto-text-indent="false"/>
    </style:style>
    <style:style style:name="P4" style:family="paragraph" style:parent-style-name="Standard" style:master-page-name="">
      <style:paragraph-properties fo:margin-left="-0.3cm" fo:margin-right="0cm" fo:line-height="115%" fo:text-align="center" style:justify-single-word="false" fo:text-indent="0cm" style:auto-text-indent="false" style:page-number="auto"/>
      <style:text-properties fo:font-size="18pt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Тестовое з</text:span><text:span text:style-name="T4">адание: </text:span></text:p>
      <text:p text:style-name="P1">29 января, 14:15 </text:p>
      <text:p text:style-name="P3"><text:span text:style-name="T5"><text:line-break/>1. Развернуть YII2<text:line-break/>2. подключить к yii по api один из сервисов api yandex на выбор<text:line-break/>-переводчик<text:line-break/></text:span><text:a xlink:type="simple" xlink:href="https://tech.yandex.ru/translate/" office:target-frame-name="_blank" xlink:show="new" text:style-name="Internet_20_link" text:visited-style-name="Visited_20_Internet_20_Link"><text:span text:style-name="T5">https://tech.yandex.ru/translate/</text:span></text:a><text:span text:style-name="T5"><text:line-break/>-вебмастер<text:line-break/></text:span><text:a xlink:type="simple" xlink:href="https://tech.yandex.ru/hubs/webmasters/" office:target-frame-name="_blank" xlink:show="new" text:style-name="Internet_20_link" text:visited-style-name="Visited_20_Internet_20_Link"><text:span text:style-name="T5">https://tech.yandex.ru/hubs/webmasters/</text:span></text:a><text:span text:style-name="T5"><text:line-break/>-метрика<text:line-break/></text:span><text:a xlink:type="simple" xlink:href="https://tech.yandex.ru/metrika/" office:target-frame-name="_blank" xlink:show="new" text:style-name="Internet_20_link" text:visited-style-name="Visited_20_Internet_20_Link"><text:span text:style-name="T5">https://tech.yandex.ru/metrika/</text:span></text:a><text:span text:style-name="T5"><text:line-break/>директ<text:line-break/></text:span><text:a xlink:type="simple" xlink:href="https://tech.yandex.ru/direct/" office:target-frame-name="_blank" xlink:show="new" text:style-name="Internet_20_link" text:visited-style-name="Visited_20_Internet_20_Link"><text:span text:style-name="T5">https://tech.yandex.ru/direct/</text:span></text:a><text:span text:style-name="T5"><text:line-break/><text:line-break/>p.s. упорядочены по сложности нужно выбрать один из<text:line-break/>не брать готовые интеграции из composer а написать в виде своего <text:line-break/>компонента, по коду которого сможете дать ответ<text:line-break/><text:line-break/>3. Выбрав один из API<text:line-break/>реализовать интерфейс который должен поддерживать аботу с данными<text:line-break/>через интерфейс CRUD (create, read, update, delete) с доп кнопками, <text:line-break/>которые должны взаимодейстовать с api яндекса<text:line-break/><text:line-break/>конкретики что сделать не пишу, все зависит от того какое api будет <text:line-break/>выбрано, но главное чтобы<text:line-break/>был 1 интерфейс CRUD (с чем угодно и для чего угодно, просто для <text:line-break/>демонстрации)<text:line-break/>и хотя бы 2 действия с api<text:line-break/><text:line-break/><text:line-break/></text:span><text:a xlink:type="simple" xlink:href="https://www.youtube.com/playlist?list=PLOm4dl-NavgyBnt--m_g8J_reywGiXKL4" office:target-frame-name="_blank" xlink:show="new" text:style-name="Internet_20_link" text:visited-style-name="Visited_20_Internet_20_Link"><text:span text:style-name="T5">https://www.youtube.com/playlist?list=PLOm4dl-NavgyBnt--m_g8J_reywGiXKL4</text:span></text:a><text:span text:style-name="T5"><text:line-break/><text:line-break/>-- <text:line-break/>-------------------------------------------- TeamLead \ System architect <text:line-break/>Evgenii Feofanov +7 918 5458500 </text:span><text:a xlink:type="simple" xlink:href="https://e.mail.ru/compose?To=feofanovei@moneyfriends.ru" text:style-name="Internet_20_link" text:visited-style-name="Visited_20_Internet_20_Link"><text:span text:style-name="T5">feofanovei@moneyfriends.ru</text:span></text:a><text:span text:style-name="T5"> MoneyFriends.ru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3T00:24:58.88</meta:creation-date>
    <dc:date>2019-02-13T00:28:18.90</dc:date>
    <meta:editing-duration>PT3M20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3" meta:word-count="136" meta:character-count="1097"/>
  </office:meta>
</office:document-meta>
</file>